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747cm" svg:height="1.27cm" svg:x="6.461cm" svg:y="4.556cm">
          <text:p text:style-name="P1"><text:span text:style-name="T1">Recuperation comman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334cm" svg:y1="4.556cm" svg:x2="10.334cm" svg:y2="4.556cm" draw:start-shape="id1" draw:end-shape="id1" svg:d="m10334 4556">
          <text:p/>
        </draw:connector>
        <draw:line draw:style-name="gr3" draw:text-style-name="P1" draw:layer="layout" svg:x1="14.081cm" svg:y1="5.826cm" svg:x2="14.081cm" svg:y2="4.556cm">
          <text:p/>
        </draw:line>
        <draw:line draw:style-name="gr3" draw:text-style-name="P1" draw:layer="layout" svg:x1="6.588cm" svg:y1="4.556cm" svg:x2="6.588cm" svg:y2="5.826cm">
          <text:p/>
        </draw:line>
        <draw:custom-shape draw:style-name="gr4" draw:text-style-name="P2" xml:id="id2" draw:id="id2" draw:layer="layout" svg:width="7.747cm" svg:height="1.524cm" svg:x="6.461cm" svg:y="12.43cm">
          <text:p text:style-name="P1"><text:span text:style-name="T2">Retourné réponse de la verif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34cm" svg:y1="5.826cm" svg:x2="10.334cm" svg:y2="12.43cm" draw:start-shape="id1" draw:start-glue-point="2" draw:end-shape="id2" draw:end-glue-point="0" svg:d="m10334 5826v6604">
          <text:p/>
        </draw:connector>
        <draw:custom-shape draw:style-name="gr1" draw:text-style-name="P2" xml:id="id3" draw:id="id3" draw:layer="layout" svg:width="7.747cm" svg:height="1.27cm" svg:x="6.461cm" svg:y="15.732cm">
          <text:p text:style-name="P1"><text:span text:style-name="T1">Fi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34cm" svg:y1="13.954cm" svg:x2="10.334cm" svg:y2="15.732cm" draw:start-shape="id2" draw:start-glue-point="2" draw:end-shape="id3" draw:end-glue-point="0" svg:d="m10334 13954v1778">
          <text:p/>
        </draw:connector>
        <draw:custom-shape draw:style-name="gr4" draw:text-style-name="P2" draw:layer="layout" svg:width="10.795cm" svg:height="1.524cm" svg:x="4.683cm" svg:y="8.493cm">
          <text:p text:style-name="P1"><text:span text:style-name="T2">Verification des command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795cm" svg:height="1.524cm" svg:x="4.683cm" svg:y="6.461cm">
          <text:p text:style-name="P1"><text:span text:style-name="T2">Correction (supprétion des commandes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ISTI </meta:initial-creator>
    <meta:creation-date>2011-10-03T16:36:50</meta:creation-date>
    <dc:date>2011-10-05T15:27:43</dc:date>
    <dc:creator>el Sid</dc:creator>
    <meta:editing-duration>PT2H59M35S</meta:editing-duration>
    <meta:editing-cycles>3</meta:editing-cycles>
    <meta:generator>LibreOffice/3.3$Unix LibreOffice_project/330m19$Build-202</meta:generator>
    <meta:document-statistic meta:object-count="10"/>
  </office:meta>
</office:document-meta>
</file>